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row table:style-name="ro1">
          <table:table-cell/>
        </table:table-row>
      </table:table>
      <table:table table:name="Test on room 1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4,2521</text:p>
          </table:table-cell>
        </table:table-row>
      </table:table>
      <table:table table:name="Test on room 2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39,3322</text:p>
          </table:table-cell>
        </table:table-row>
      </table:table>
      <table:table table:name="Test on room 3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1,9241</text:p>
          </table:table-cell>
        </table:table-row>
      </table:table>
      <table:table table:name="Test on room 4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4,2521</text:p>
          </table:table-cell>
        </table:table-row>
      </table:table>
      <table:table table:name="Test on room 5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est on 5 roo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episod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Start in roo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44,4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20:04:25.878941110</meta:creation-date>
    <dc:date>2018-12-09T20:42:24.510983768</dc:date>
    <meta:editing-duration>PT5M36S</meta:editing-duration>
    <meta:editing-cycles>2</meta:editing-cycles>
    <meta:generator>LibreOffice/6.0.6.2$Linux_X86_64 LibreOffice_project/00m0$Build-2</meta:generator>
    <meta:document-statistic meta:table-count="6" meta:cell-count="505" meta:object-count="0"/>
  </office:meta>
</office:document-meta>
</file>